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6in" svg:height="0.692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0.3">
            <text:p>30.00%</text:p>
          </table:table-cell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56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T9])" office:value-type="float" office:value="31">
            <text:p>31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3:.T13])" office:value-type="float" office:value="27">
            <text:p>27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66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74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54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5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02T15:15:13.58</dc:date>
    <meta:editing-duration>PT22H45M55S</meta:editing-duration>
    <meta:editing-cycles>188</meta:editing-cycles>
    <meta:printed-by>Joseph Lenox</meta:printed-by>
    <meta:print-date>2008-11-05T17:55:14.48</meta:print-date>
    <dc:creator>Joseph Lenox</dc:creator>
    <meta:document-statistic meta:table-count="6" meta:cell-count="169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